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6.635cm" table:align="left"/>
    </style:style>
    <style:style style:name="表格2.A" style:family="table-column">
      <style:table-column-properties style:column-width="16.635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.714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Heading_20_3">
      <style:text-properties fo:font-size="16pt" style:font-size-asian="16pt" style:font-size-complex="16pt"/>
    </style:style>
    <style:style style:name="P9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fo:font-size="16pt" fo:font-weight="bold"/>
    </style:style>
    <style:style style:name="T6" style:family="text">
      <style:text-properties fo:font-weight="bold"/>
    </style:style>
    <style:style style:name="T7" style:family="text">
      <style:text-properties style:font-name="Wingdings"/>
    </style:style>
    <style:style style:name="T8" style:family="text">
      <style:text-properties style:font-name="Wingdings" fo:font-size="10.5pt"/>
    </style:style>
    <style:style style:name="T9" style:family="text">
      <style:text-properties fo:font-size="10.5pt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.5pt"/>
    </style:style>
    <style:style style:name="T12" style:family="text">
      <style:text-properties style:font-name="Calibri" fo:font-size="16pt" fo:font-weight="bold"/>
    </style:style>
    <style:style style:name="T13" style:family="text">
      <style:text-properties style:font-name="Calibri" fo:font-weight="bold"/>
    </style:style>
    <style:style style:name="T14" style:family="text">
      <style:text-properties fo:color="#000000" style:font-name="Courier New"/>
    </style:style>
    <style:style style:name="T15" style:family="text">
      <style:text-properties fo:color="#000000" style:font-name="Courier New" fo:font-size="10pt"/>
    </style:style>
    <style:style style:name="T16" style:family="text">
      <style:text-properties fo:color="#008080" style:font-name="Courier New"/>
    </style:style>
    <style:style style:name="T17" style:family="text">
      <style:text-properties fo:color="#008080" style:font-name="Courier New" fo:font-size="10pt"/>
    </style:style>
    <style:style style:name="T18" style:family="text">
      <style:text-properties fo:color="#3f7f7f" style:font-name="Courier New"/>
    </style:style>
    <style:style style:name="T19" style:family="text">
      <style:text-properties fo:color="#3f7f7f" style:font-name="Courier New" fo:font-size="10pt"/>
    </style:style>
    <style:style style:name="T20" style:family="text">
      <style:text-properties fo:color="#ff0000" style:font-name="Courier New" fo:font-size="10pt" fo:font-weight="bold"/>
    </style:style>
    <style:style style:name="T21" style:family="text">
      <style:text-properties fo:color="#ff0000" style:font-name="Courier New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6">6</text:span><text:span text:style-name="T4">　过滤器的应用场景</text:span></text:h>
      <text:p text:style-name="P2">过滤器的应用场景：</text:p>
      <text:p text:style-name="P4"><text:span text:style-name="T7">l</text:span><text:span text:style-name="T1">执行目标资源之前做预处理工作，例如设置编码，这种试通常都会放行，只是在目标资源执行之前做一些准备工作；</text:span></text:p>
      <text:p text:style-name="P4"><text:span text:style-name="T7">l</text:span><text:span text:style-name="T1">通过条件判断是否放行，例如校验当前用户是否已经登录，或者用户</text:span>IP<text:span text:style-name="T1">是否已经被禁用；</text:span></text:p>
      <text:p text:style-name="P4"><text:span text:style-name="T7">l</text:span><text:span text:style-name="T1">在目标资源执行后，做一些后续的特殊处理工作，例如把目标资源输出的数据进行处理；</text:span></text:p>
      <text:h text:style-name="P8" text:outline-level="3"><text:span text:style-name="T6">7</text:span><text:span text:style-name="T4">　设置目标资源</text:span></text:h>
      <text:p text:style-name="P3"><text:span text:style-name="T1">在</text:span>web.xml<text:span text:style-name="T1">文件中部署</text:span><text:span text:style-name="T10">Filter</text:span><text:span text:style-name="T1">时，可以通过“</text:span><text:span text:style-name="T10">*</text:span>”<text:span text:style-name="T1">来执行目标资源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<text:span text:style-name="T14"><text:tab/></text:span><text:span text:style-name="T16">&lt;</text:span><text:span text:style-name="T18">filter-mapping</text:span><text:span text:style-name="T16">&gt;</text:span></text:p>
            <text:p text:style-name="P10"><text:span text:style-name="T14"><text:tab/><text:tab/></text:span><text:span text:style-name="T16">&lt;</text:span><text:span text:style-name="T18">filter-name</text:span><text:span text:style-name="T16">&gt;</text:span><text:span text:style-name="T14">myfilter</text:span><text:span text:style-name="T16">&lt;/</text:span><text:span text:style-name="T18">filter-name</text:span><text:span text:style-name="T16">&gt;</text:span></text:p>
            <text:p text:style-name="P10"><text:span text:style-name="T14"><text:tab/><text:tab/></text:span><text:span text:style-name="T16">&lt;</text:span><text:span text:style-name="T18">url-pattern</text:span><text:span text:style-name="T16">&gt;</text:span><text:span text:style-name="T14">/*</text:span><text:span text:style-name="T16">&lt;/</text:span><text:span text:style-name="T18">url-pattern</text:span><text:span text:style-name="T16">&gt;</text:span></text:p>
            <text:p text:style-name="P9"><text:span text:style-name="T14"><text:tab/></text:span><text:span text:style-name="T16">&lt;/</text:span><text:span text:style-name="T18">filter-mapping</text:span><text:span text:style-name="T16">&gt;</text:span></text:p>
          </table:table-cell>
        </table:table-row>
      </table:table>
      <text:p text:style-name="P1"/>
      <text:p text:style-name="P5"><text:span text:style-name="T1">这一特性与</text:span>Servlet<text:span text:style-name="T1">完全相同！通过这一特性，我们可以在用户访问敏感资源时，执行过滤器，例如：</text:span><text:span text:style-name="T10">&lt;url-pattern&gt;/admin/*&lt;url-pattern&gt;</text:span><text:span text:style-name="T1">，可以把所有管理员才能访问的资源放到</text:span><text:span text:style-name="T10">/admin</text:span><text:span text:style-name="T1">路径下，这时可以通过过滤器来校验用户身份。</text:span></text:p>
      <text:p text:style-name="P5"><text:span text:style-name="T1">还可以为</text:span>&lt;filter-mapping&gt;<text:span text:style-name="T1">指定目标资源为某个</text:span><text:span text:style-name="T10">Servlet</text:span><text:span text:style-name="T1">，例如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<text:span text:style-name="T14"><text:tab/></text:span><text:span text:style-name="T16">&lt;</text:span><text:span text:style-name="T18">servlet</text:span><text:span text:style-name="T16">&gt;</text:span></text:p>
            <text:p text:style-name="P10"><text:span text:style-name="T14"><text:tab/><text:tab/></text:span><text:span text:style-name="T16">&lt;</text:span><text:span text:style-name="T18">servlet-name</text:span><text:span text:style-name="T16">&gt;</text:span><text:span text:style-name="T21">myservlet</text:span><text:span text:style-name="T16">&lt;/</text:span><text:span text:style-name="T18">servlet-name</text:span><text:span text:style-name="T16">&gt;</text:span></text:p>
            <text:p text:style-name="P10"><text:span text:style-name="T14"><text:tab/><text:tab/></text:span><text:span text:style-name="T16">&lt;</text:span><text:span text:style-name="T18">servlet-class</text:span><text:span text:style-name="T16">&gt;</text:span><text:span text:style-name="T14">com.rl.servlet.MyServlet</text:span><text:span text:style-name="T16">&lt;/</text:span><text:span text:style-name="T18">servlet-class</text:span><text:span text:style-name="T16">&gt;</text:span></text:p>
            <text:p text:style-name="P10"><text:span text:style-name="T14"><text:tab/></text:span><text:span text:style-name="T16">&lt;/</text:span><text:span text:style-name="T18">servlet</text:span><text:span text:style-name="T16">&gt;</text:span></text:p>
            <text:p text:style-name="P10"><text:span text:style-name="T14"><text:tab/></text:span><text:span text:style-name="T16">&lt;</text:span><text:span text:style-name="T18">servlet-mapping</text:span><text:span text:style-name="T16">&gt;</text:span></text:p>
            <text:p text:style-name="P10"><text:soft-page-break/><text:span text:style-name="T14"><text:tab/><text:tab/></text:span><text:span text:style-name="T16">&lt;</text:span><text:span text:style-name="T18">servlet-name</text:span><text:span text:style-name="T16">&gt;</text:span><text:span text:style-name="T21">myservlet</text:span><text:span text:style-name="T16">&lt;/</text:span><text:span text:style-name="T18">servlet-name</text:span><text:span text:style-name="T16">&gt;</text:span></text:p>
            <text:p text:style-name="P10"><text:span text:style-name="T14"><text:tab/><text:tab/></text:span><text:span text:style-name="T16">&lt;</text:span><text:span text:style-name="T18">url-pattern</text:span><text:span text:style-name="T16">&gt;</text:span><text:span text:style-name="T14">/abc</text:span><text:span text:style-name="T16">&lt;/</text:span><text:span text:style-name="T18">url-pattern</text:span><text:span text:style-name="T16">&gt;</text:span></text:p>
            <text:p text:style-name="P10"><text:span text:style-name="T14"><text:tab/></text:span><text:span text:style-name="T16">&lt;/</text:span><text:span text:style-name="T18">servlet-mapping</text:span><text:span text:style-name="T16">&gt;</text:span></text:p>
            <text:p text:style-name="P10"><text:span text:style-name="T14"><text:tab/></text:span><text:span text:style-name="T16">&lt;</text:span><text:span text:style-name="T18">filter</text:span><text:span text:style-name="T16">&gt;</text:span></text:p>
            <text:p text:style-name="P10"><text:span text:style-name="T14"><text:tab/><text:tab/></text:span><text:span text:style-name="T16">&lt;</text:span><text:span text:style-name="T18">filter-name</text:span><text:span text:style-name="T16">&gt;</text:span><text:span text:style-name="T14">myfilter</text:span><text:span text:style-name="T16">&lt;/</text:span><text:span text:style-name="T18">filter-name</text:span><text:span text:style-name="T16">&gt;</text:span></text:p>
            <text:p text:style-name="P10"><text:span text:style-name="T14"><text:tab/><text:tab/></text:span><text:span text:style-name="T16">&lt;</text:span><text:span text:style-name="T18">filter-class</text:span><text:span text:style-name="T16">&gt;</text:span><text:span text:style-name="T14">com.rl.filter.MyFilter</text:span><text:span text:style-name="T16">&lt;/</text:span><text:span text:style-name="T18">filter-class</text:span><text:span text:style-name="T16">&gt;</text:span></text:p>
            <text:p text:style-name="P10"><text:span text:style-name="T14"><text:tab/></text:span><text:span text:style-name="T16">&lt;/</text:span><text:span text:style-name="T18">filter</text:span><text:span text:style-name="T16">&gt;</text:span></text:p>
            <text:p text:style-name="P10"><text:span text:style-name="T14"><text:tab/></text:span><text:span text:style-name="T16">&lt;</text:span><text:span text:style-name="T18">filter-mapping</text:span><text:span text:style-name="T16">&gt;</text:span></text:p>
            <text:p text:style-name="P10"><text:span text:style-name="T14"><text:tab/><text:tab/></text:span><text:span text:style-name="T16">&lt;</text:span><text:span text:style-name="T18">filter-name</text:span><text:span text:style-name="T16">&gt;</text:span><text:span text:style-name="T14">myfilter</text:span><text:span text:style-name="T16">&lt;/</text:span><text:span text:style-name="T18">filter-name</text:span><text:span text:style-name="T16">&gt;</text:span></text:p>
            <text:p text:style-name="P10"><text:span text:style-name="T14"><text:tab/><text:tab/></text:span><text:span text:style-name="T16">&lt;</text:span><text:span text:style-name="T18">servlet-name</text:span><text:span text:style-name="T16">&gt;</text:span><text:span text:style-name="T21">myservlet</text:span><text:span text:style-name="T16">&lt;/</text:span><text:span text:style-name="T18">servlet-name</text:span><text:span text:style-name="T16">&gt;</text:span></text:p>
            <text:p text:style-name="P9"><text:span text:style-name="T14"><text:tab/></text:span><text:span text:style-name="T16">&lt;/</text:span><text:span text:style-name="T18">filter-mapping</text:span><text:span text:style-name="T16">&gt;</text:span></text:p>
          </table:table-cell>
        </table:table-row>
      </table:table>
      <text:p text:style-name="P1"/>
      <text:p text:style-name="P1"><text:span text:style-name="T1">　　当用户访问</text:span>http://localhost:8080/filtertest/abc<text:span text:style-name="T1">时，会执行名字为</text:span><text:span text:style-name="T10">myservlet</text:span><text:span text:style-name="T1">的</text:span><text:span text:style-name="T10">Servlet</text:span><text:span text:style-name="T1">，这时会执行过滤器。</text:span></text:p>
      <text:h text:style-name="P8" text:outline-level="3"><text:span text:style-name="T6">8</text:span><text:span text:style-name="T4">　</text:span><text:span text:style-name="T13">Filter</text:span><text:span text:style-name="T4">小结</text:span></text:h>
      <text:p text:style-name="P3">Filter<text:span text:style-name="T1">的三个方法：</text:span></text:p>
      <text:p text:style-name="P4"><text:span text:style-name="T7">l</text:span>void init(FilterConfig)<text:span text:style-name="T1">：在</text:span><text:span text:style-name="T10">Tomcat</text:span><text:span text:style-name="T1">启动时被调用；</text:span></text:p>
      <text:p text:style-name="P4"><text:span text:style-name="T7">l</text:span>void destroy()<text:span text:style-name="T1">：在</text:span><text:span text:style-name="T10">Tomcat</text:span><text:span text:style-name="T1">关闭时被调用；</text:span></text:p>
      <text:p text:style-name="P4"><text:span text:style-name="T7">l</text:span>void doFilter(ServletRequest,ServletResponse,FilterChain)<text:span text:style-name="T1">：每次有请求时都调用该方法；</text:span></text:p>
      <text:p text:style-name="P3">FilterConfig<text:span text:style-name="T1">类：与</text:span><text:span text:style-name="T10">ServletConfig</text:span><text:span text:style-name="T1">相似，用来获取</text:span><text:span text:style-name="T10">Filter</text:span><text:span text:style-name="T1">的初始化参数</text:span></text:p>
      <text:p text:style-name="P4"><text:span text:style-name="T7">l</text:span>ServletContext getServletContext()<text:span text:style-name="T1">：获取</text:span><text:span text:style-name="T10">ServletContext</text:span><text:span text:style-name="T1">的方法；</text:span></text:p>
      <text:p text:style-name="P4"><text:span text:style-name="T7">l</text:span>String getFilterName()<text:span text:style-name="T1">：获取</text:span><text:span text:style-name="T10">Filter</text:span><text:span text:style-name="T1">的配置名称； </text:span></text:p>
      <text:p text:style-name="P4"><text:span text:style-name="T7">l</text:span>String getInitParameter(String name)<text:span text:style-name="T1">：获取</text:span><text:span text:style-name="T10">Filter</text:span><text:span text:style-name="T1">的初始化配置，</text:span><text:soft-page-break/><text:span text:style-name="T1">与</text:span><text:span text:style-name="T10">&lt;init-param&gt;</text:span><text:span text:style-name="T1">元素对应；</text:span></text:p>
      <text:p text:style-name="P4"><text:span text:style-name="T7">l</text:span>Enumeration getInitParameterNames()<text:span text:style-name="T1">：获取所有初始化参数的名称。</text:span></text:p>
      <text:p text:style-name="P6">FilterChain<text:span text:style-name="T1">类：</text:span></text:p>
      <text:p text:style-name="P4"><text:span text:style-name="T7">l</text:span>void doFilter(ServletRequest,ServletResponse)<text:span text:style-name="T1">：放行！表示执行下一个过滤器，或者执行目标资源。可以在调用</text:span><text:span text:style-name="T10">FilterChain</text:span><text:span text:style-name="T1">的</text:span><text:span text:style-name="T10">doFilter()</text:span><text:span text:style-name="T1">方法的前后添加语句，在</text:span><text:span text:style-name="T10">FilterChain</text:span><text:span text:style-name="T1">的</text:span><text:span text:style-name="T10">doFilter()</text:span><text:span text:style-name="T1">方法之前的语句会在目标资源执行之前执行，在</text:span><text:span text:style-name="T10">FilterChain</text:span><text:span text:style-name="T1">的</text:span><text:span text:style-name="T10">doFilter()</text:span><text:span text:style-name="T1">方法之后的语句会在目标资源执行之后执行。</text:span></text:p>
      <text:p text:style-name="P6"><text:span text:style-name="T1">四各拦截方式：</text:span>REQUEST<text:span text:style-name="T1">、</text:span><text:span text:style-name="T10">FORWARD</text:span><text:span text:style-name="T1">、</text:span><text:span text:style-name="T10">INCLUDE</text:span><text:span text:style-name="T1">、</text:span><text:span text:style-name="T10">ERROR</text:span><text:span text:style-name="T1">，默认是</text:span><text:span text:style-name="T10">REQUEST</text:span><text:span text:style-name="T1">方式。</text:span></text:p>
      <text:p text:style-name="P4"><text:span text:style-name="T7">l</text:span>REQUEST<text:span text:style-name="T1">：拦截直接请求方式；</text:span></text:p>
      <text:p text:style-name="P4"><text:span text:style-name="T7">l</text:span>FORWARD<text:span text:style-name="T1">：拦截请求转发方式；</text:span></text:p>
      <text:p text:style-name="P4"><text:span text:style-name="T7">l</text:span>INCLUDE<text:span text:style-name="T1">：拦截请求包含方式；</text:span></text:p>
      <text:p text:style-name="P4"><text:span text:style-name="T7">l</text:span>ERROR<text:span text:style-name="T1">：拦截错误转发方式。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7S</meta:editing-duration>
    <meta:editing-cycles>3</meta:editing-cycles>
    <meta:generator>LibreOffice/5.3.0.3$Windows_X86_64 LibreOffice_project/7074905676c47b82bbcfbea1aeefc84afe1c50e1</meta:generator>
    <dc:date>2018-03-20T18:16:32.096000000</dc:date>
    <meta:document-statistic meta:table-count="2" meta:image-count="0" meta:object-count="0" meta:page-count="3" meta:paragraph-count="47" meta:word-count="619" meta:character-count="1745" meta:non-whitespace-character-count="1700"/>
    <meta:user-defined meta:name="Info 1"/>
    <meta:user-defined meta:name="Info 2"/>
    <meta:user-defined meta:name="Info 3"/>
    <meta:user-defined meta:name="Info 4"/>
  </office:meta>
</office:document-meta>
</file>